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7" style:parent-style-name="Table_20_Contents" style:family="paragraph">
      <style:text-properties officeooo:paragraph-rsid="0086462b" style:font-size-asian="9pt" style:font-name="Verdana" style:font-size-complex="9pt" officeooo:rsid="00819e6b" style:font-name-asian="Times New Roman1" fo:font-size="9pt" style:font-name-complex="Times New Roman1"/>
    </style:style>
    <style:style style:name="P8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9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10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1" style:parent-style-name="Header" style:family="paragraph">
      <style:paragraph-properties fo:text-align="start" style:justify-single-word="false"/>
    </style:style>
    <style:style style:name="P12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3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4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7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8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9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20" style:parent-style-name="Standard" style:family="paragraph">
      <style:text-properties officeooo:paragraph-rsid="0090726c" style:font-size-asian="12pt" style:font-name="Arial" fo:font-size="12pt" style:font-size-complex="12pt"/>
    </style:style>
    <style:style style:name="P21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2" style:parent-style-name="Standard" style:family="paragraph">
      <style:text-properties officeooo:paragraph-rsid="00920d7c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4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7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1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2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3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4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5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6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7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officeooo:rsid="008550cb"/>
    </style:style>
    <style:style style:name="T24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5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7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3">ANTECEDENTES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3"><text:span text:style-name="T17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4"><text:span text:style-name="T17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4"><text:span text:style-name="T17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24"><text:span text:style-name="T17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5"><text:span text:style-name="T17">Fecha de entrega material</text:span><text:span text:style-name="T3">: </text:span><text:span text:style-name="T4">15-03-2015</text:span></text:p>
          </table:table-cell>
          <table:covered-table-cell/>
        </table:table-row>
      </table:table>
      <text:p text:style-name="P17"/>
      <text:p text:style-name="P19"><text:span text:style-name="T8">REQUERIMIENTOS ANAL</text:span><text:span text:style-name="T9">Í</text:span><text:span text:style-name="T8">TICOS (</text:span><text:span text:style-name="T13">llenar una hoja por matriz</text:span><text:span text:style-name="T8">).</text:span></text:p>
      <text:p text:style-name="P19"/>
      <text:section text:style-name="Sect1" text:name="Section Matriz 1">
        <text:p text:style-name="P18"><text:span text:style-name="T8"/><text:change-end text:change-id="ct60753184"/><text:span text:style-name="T8">SISTEMA A MUESTREAR: </text:span><text:span text:style-name="T10">Agua Marina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Sulfato 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</text:p>
            </table:table-cell>
            <table:table-cell office:value-type="string" table:style-name="Table2.B2">
              <text:p text:style-name="P3">HAMs total</text:p>
            </table:table-cell>
            <table:table-cell office:value-type="string" table:style-name="Table2.C2">
              <text:p text:style-name="P4">7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</text:p>
            </table:table-cell>
            <table:table-cell office:value-type="string" table:style-name="Table2.B2">
              <text:p text:style-name="P3">nitrato  disuelto</text:p>
            </table:table-cell>
            <table:table-cell office:value-type="string" table:style-name="Table2.C2">
              <text:p text:style-name="P4">9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odPageBreak"/>
      </text:section>
      <text:section text:style-name="Sect1" text:name="Section Matriz 1">
        <text:p text:style-name="P18"><text:span text:style-name="T8"/><text:change-end text:change-id="ct60753184"/><text:span text:style-name="T8">SISTEMA A MUESTREAR: </text:span><text:span text:style-name="T10">Agua Salar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Fósforo  disuelto</text:p>
            </table:table-cell>
            <table:table-cell office:value-type="string" table:style-name="Table2.C2">
              <text:p text:style-name="P4">3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RCA-08;RCA-08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odPageBreak"/>
      </text:section>
      <text:section text:style-name="Sect1" text:name="Section Matriz 1">
        <text:p text:style-name="P18"><text:span text:style-name="T8"/><text:change-end text:change-id="ct60753184"/><text:span text:style-name="T8">SISTEMA A MUESTREAR: </text:span><text:span text:style-name="T10">Agua Salar Dulce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Fósforo  disuelto</text:p>
            </table:table-cell>
            <table:table-cell office:value-type="string" table:style-name="Table2.C2">
              <text:p text:style-name="P4">3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RCA-08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</text:section>
      <text:p text:style-name="P20"/>
      <text:section text:style-name="Sect1" text:name="Section Equipos">
        <text:p text:style-name="P32">MATERIALES O EQUIPOS REQUERIDOS </text:p>
        <text:p text:style-name="P16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9">Cantidad</text:p>
            </table:table-cell>
            <table:table-cell office:value-type="string" table:style-name="Table5.B1">
              <text:p text:style-name="P29">Equipos o instrumentos de muestreo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Maleta Multiparamétric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3</text:p>
            </table:table-cell>
            <table:table-cell office:value-type="string" table:style-name="Table5.B2">
              <text:p text:style-name="P7">Botella Van Dorn (11L)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2</text:p>
            </table:table-cell>
            <table:table-cell office:value-type="string" table:style-name="Table5.B2">
              <text:p text:style-name="P7">Mensajeros<office:annotation-end office:name="__Annotation__8587_1615771658"/></text:p>
            </table:table-cell>
          </table:table-row>
        </table:table>
        <text:p text:style-name="P16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31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2" meta:word-count="112" meta:character-count="991" meta:non-whitespace-character-count="905"/>
  </office:meta>
</office:document-meta>
</file>